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433000002066AA84976.png"/>
  <manifest:file-entry manifest:media-type="image/png" manifest:full-path="Pictures/10000000000000200000002000309F1C.png"/>
  <manifest:file-entry manifest:media-type="image/png" manifest:full-path="Pictures/1000000000000140000000F076604F7F.png"/>
  <manifest:file-entry manifest:media-type="image/png" manifest:full-path="Pictures/1000000000000140000000F0272C53C5.png"/>
  <manifest:file-entry manifest:media-type="image/png" manifest:full-path="Pictures/1000000000000140000000F0A99030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gradient" draw:fill-color="#c0c0c0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gradient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2.032cm, 1.524cm, 2.032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2cm, 2.032cm, 1.524cm, 2.032cm)" draw:image-opacity="100%" style:mirror="none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secondary-fill-color="#9999ff" draw:fill-gradient-name="Gradient_20_8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3.048cm, 4.572cm, 3.048cm)" draw:image-opacity="100%" style:mirror="none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text-indent="0cm" style:writing-mode="lr-tb">
        <style:tab-stops/>
      </style:paragraph-properties>
      <style:text-properties style:text-scale="120%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20%" style:font-relief="none"/>
    </style:style>
    <style:style style:name="T1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75cm" svg:height="7.525cm" svg:x="13.065cm" svg:y="12.803cm">
          <draw:image xlink:href="Pictures/1000020100000433000002066AA84976.png" xlink:type="simple" xlink:show="embed" xlink:actuate="onLoad">
            <text:p/>
          </draw:image>
        </draw:frame>
        <draw:custom-shape draw:style-name="gr2" draw:text-style-name="P1" draw:layer="layout" svg:width="4.445cm" svg:height="2.854cm" svg:x="21.969cm" svg:y="16.561cm">
          <text:p/>
          <draw:enhanced-geometry svg:viewBox="0 0 21600 21600" draw:mirror-horizontal="false" draw:type="line-callout-1" draw:modifiers="-19156.2753036437 -2685.81436077058 -1214.57489878543 4191.383537653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288cm" svg:height="3.175cm" svg:x="22.141cm" svg:y="12.403cm">
          <text:p/>
          <draw:enhanced-geometry svg:viewBox="0 0 21600 21600" draw:mirror-horizontal="false" draw:type="line-callout-1" draw:modifiers="-20628.0251806948 25959.4458438287 -1264.07087899277 3774.559193954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4.445cm" svg:height="3.175cm" svg:x="12.294cm" svg:y="12.297cm">
          <text:p/>
          <draw:enhanced-geometry svg:viewBox="0 0 21600 21600" draw:mirror-horizontal="true" draw:type="line-callout-1" draw:modifiers="-6340.08097165992 26503.5264483627 -1214.57489878543 3774.559193954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9.159cm" svg:height="6.985cm" svg:x="1.366cm" svg:y="12.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669cm" svg:height="8.087cm" svg:x="1cm" svg:y="12.232cm">
          <draw:image xlink:href="Pictures/1000000000000140000000F0A99030CA.png" xlink:type="simple" xlink:show="embed" xlink:actuate="onLoad">
            <text:p/>
          </draw:image>
        </draw:frame>
        <draw:frame draw:style-name="gr5" draw:text-style-name="P1" draw:layer="layout" svg:width="4.543cm" svg:height="3.492cm" svg:x="22.081cm" svg:y="12.202cm">
          <draw:image xlink:href="Pictures/1000000000000140000000F076604F7F.png" xlink:type="simple" xlink:show="embed" xlink:actuate="onLoad">
            <text:p/>
          </draw:image>
        </draw:frame>
        <draw:frame draw:style-name="gr6" draw:text-style-name="P1" draw:layer="layout" svg:width="4.73cm" svg:height="3.095cm" svg:x="21.905cm" svg:y="16.499cm">
          <draw:image xlink:href="Pictures/1000000000000140000000F0272C53C5.png" xlink:type="simple" xlink:show="embed" xlink:actuate="onLoad">
            <text:p/>
          </draw:image>
        </draw:frame>
        <draw:custom-shape draw:style-name="gr7" draw:text-style-name="P2" draw:layer="layout" svg:width="7.065cm" svg:height="4.048cm" svg:x="8.441cm" svg:y="15.929cm">
          <text:p text:style-name="P2"><text:span text:style-name="T1">→</text:span></text:p>
          <draw:enhanced-geometry svg:viewBox="0 0 21600 21600" draw:extrusion="true" draw:extrusion-light-face="true" draw:extrusion-first-light-harsh="true" draw:extrusion-second-light-harsh="false" draw:extrusion-metal="true" dr3d:projection="parallel" draw:extrusion-color="true" draw:extrusion-rotation-angle="30 -15" draw:extrusion-depth="1.27cm 0" draw:extrusion-viewpoint="(3.472cm -3.472cm 25cm)" draw:extrusion-origin="0.5 -0.5" draw:extrusion-skew="50 -135" draw:extrusion-first-light-direction="(-50000 -50000 10000)" draw:extrusion-second-light-direction="(50000 0 10000)" dr3d:shade-mode="flat" draw:extrusion-specularity="122%" draw:extrusion-diffusion="122%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frame draw:style-name="gr8" draw:text-style-name="P1" draw:layer="layout" svg:width="4.684cm" svg:height="3.227cm" svg:x="12.249cm" svg:y="12.225cm">
          <draw:image xlink:href="Pictures/1000000000000140000000F076604F7F.png" xlink:type="simple" xlink:show="embed" xlink:actuate="onLoad">
            <text:p/>
          </draw:image>
        </draw:frame>
        <draw:custom-shape draw:style-name="gr9" draw:text-style-name="P4" draw:layer="layout" svg:width="0.872cm" svg:height="1.428cm" svg:x="11.272cm" svg:y="15.267cm">
          <text:p text:style-name="P3"><text:span text:style-name="T1">?</text:span></text:p>
          <draw:enhanced-geometry svg:viewBox="0 0 21600 21600" draw:text-path="true" draw:text-path-mode="shape" draw:text-path-scale="path" draw:text-path-same-letter-heights="false" draw:text-areas="0 0 21600 21600" draw:type="fontwork-open-circle-curve" draw:modifiers="180" draw:enhanced-path="W 0 0 21600 21600 ?f2 ?f3 ?f4 ?f3 N M 0 10800 L 21600 10800 N A 0 0 21600 21600 ?f2 ?f5 ?f4 ?f5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21600-?f3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ffffff" draw:end-color="#000080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152cm" draw:shadow-offset-y="0.152cm" draw:shadow-color="#c0c0c0" draw:shadow-opacity="50%" draw:guide-overhang="0cm" draw:guide-distance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Petr </meta:initial-creator>
    <meta:creation-date>2012-11-13T01:13:59</meta:creation-date>
    <dc:date>2012-11-14T04:59:25</dc:date>
    <dc:creator>Petr </dc:creator>
    <meta:editing-duration>PT11H43M33S</meta:editing-duration>
    <meta:editing-cycles>8</meta:editing-cycles>
    <meta:generator>LibreOffice/3.3$Unix LibreOffice_project/330m19$Build-401</meta:generator>
    <meta:document-statistic meta:object-count="11"/>
  </office:meta>
</office:document-meta>
</file>